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times new roman" svg:font-family="'times new roman'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5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style:font-name="times new roman" fo:font-size="10.1999998092651pt" fo:font-style="italic"/>
    </style:style>
    <style:style style:name="T2" style:family="text">
      <style:text-properties style:font-name="courier new" fo:font-size="9pt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hat room</text:p>
      <text:p text:style-name="P3">time limit per test</text:p>
      <text:p text:style-name="P4">1 second</text:p>
      <text:p text:style-name="P3">memory limit per test</text:p>
      <text:p text:style-name="P4">256 megabytes</text:p>
      <text:p text:style-name="P3">input</text:p>
      <text:p text:style-name="P4">standard input</text:p>
      <text:p text:style-name="P3">output</text:p>
      <text:p text:style-name="P5">standard output</text:p>
      <text:p text:style-name="P6">Vasya has recently learned to type and log on to the Internet. He immediately entered a chat room and decided to say hello to everybody. Vasya typed the word <text:span text:style-name="T1">s</text:span>. It is considered that Vasya managed to say hello if several letters can be deleted from the typed word so that it resulted in the word "<text:span text:style-name="T2">hello</text:span>". For example, if Vasya types the word "<text:span text:style-name="T2">ahhellllloou</text:span>", it will be considered that he said hello, and if he types "<text:span text:style-name="T2">hlelo</text:span>", it will be considered that Vasya got misunderstood and he didn't manage to say hello. Determine whether Vasya managed to say hello by the given word <text:span text:style-name="T1">s</text:span>.</text:p>
      <text:p text:style-name="P8">Input</text:p>
      <text:p text:style-name="P6">The first and only line contains the word <text:span text:style-name="T1">s</text:span>, which Vasya typed. This word consisits of small Latin letters, its length is no less that 1 and no more than 100 letters.</text:p>
      <text:p text:style-name="P8">Output</text:p>
      <text:p text:style-name="P6">If Vasya managed to say hello, print "<text:span text:style-name="T2">YES</text:span>", otherwise print "<text:span text:style-name="T2">NO</text:span>".</text:p>
      <text:p text:style-name="P7">Examples</text:p>
      <text:p text:style-name="P9">input</text:p>
      <text:section text:style-name="Sect1" text:name="id004271172329333508">
        <text:p text:style-name="P10">Copy</text:p>
      </text:section>
      <text:p text:style-name="P1"><text:bookmark text:name="id007672325808632949"/>ahhellllloou</text:p>
      <text:p text:style-name="P9">output</text:p>
      <text:section text:style-name="Sect1" text:name="id006672578688279074">
        <text:p text:style-name="P10">Copy</text:p>
      </text:section>
      <text:p text:style-name="P1"><text:bookmark text:name="id0046008704461339933"/>YES</text:p>
      <text:p text:style-name="P9">input</text:p>
      <text:section text:style-name="Sect1" text:name="id004332772309702362">
        <text:p text:style-name="P10">Copy</text:p>
      </text:section>
      <text:p text:style-name="P1"><text:bookmark text:name="id0011214241556462645"/>hlelo</text:p>
      <text:p text:style-name="P9">output</text:p>
      <text:section text:style-name="Sect1" text:name="id001528919570998577">
        <text:p text:style-name="P10">Copy</text:p>
      </text:section>
      <text:p text:style-name="P1"><text:bookmark text:name="id00968761150897294"/>NO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Helvetica Neue" svg:font-family="'Helvetica Neue', Helvetica, Arial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courier new" svg:font-family="'courier new', monospace"/>
    <style:font-face style:name="times new roman" svg:font-family="'times new roman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6T07:53:05.262000000</dc:date>
    <meta:editing-duration>PT6S</meta:editing-duration>
    <meta:editing-cycles>1</meta:editing-cycles>
    <meta:document-statistic meta:table-count="0" meta:image-count="0" meta:object-count="0" meta:page-count="1" meta:paragraph-count="27" meta:word-count="183" meta:character-count="996" meta:non-whitespace-character-count="840"/>
    <meta:generator>LibreOffice/7.2.2.2$Windows_X86_64 LibreOffice_project/02b2acce88a210515b4a5bb2e46cbfb63fe97d56</meta:generator>
  </office:meta>
</office:document-meta>
</file>